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6C7313CC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zi" svg:font-family="Amizi" style:font-family-generic="moder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xa Extra Light" svg:font-family="'Nexa Extra Light'" style:font-pitch="variable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exa Extra Light"/>
    </style:style>
    <style:style style:name="P2" style:family="paragraph" style:parent-style-name="Standard">
      <style:paragraph-properties fo:text-align="center" style:justify-single-word="false"/>
      <style:text-properties style:font-name="Nexa Extra Light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exa Extra Light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Nexa Extra Light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exa Extra Light" fo:font-size="5pt" style:font-size-asian="5pt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Nexa Extra Light"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Nexa Extra Light" fo:font-size="6.5pt" style:font-size-asian="6.5pt" style:font-size-complex="6.5pt"/>
    </style:style>
    <style:style style:name="P8" style:family="paragraph" style:parent-style-name="Standard">
      <style:paragraph-properties fo:text-align="center" style:justify-single-word="false"/>
      <style:text-properties style:font-name="Nexa Extra Light" fo:font-size="7.5pt" style:font-size-asian="7.5pt" style:font-size-complex="7.5pt"/>
    </style:style>
    <style:style style:name="P9" style:family="paragraph" style:parent-style-name="Standard">
      <style:paragraph-properties fo:text-align="center" style:justify-single-word="false"/>
      <style:text-properties style:font-name="Nexa Extra Light" fo:font-size="5.5pt" style:font-size-asian="5.5pt" style:font-size-complex="5.5pt"/>
    </style:style>
    <style:style style:name="P10" style:family="paragraph" style:parent-style-name="Standard">
      <style:paragraph-properties fo:text-align="center" style:justify-single-word="false"/>
      <style:text-properties style:font-name="Amizi" fo:font-size="7pt" style:font-size-asian="7pt" style:font-size-complex="7pt"/>
    </style:style>
    <style:style style:name="P11" style:family="paragraph" style:parent-style-name="Standard">
      <style:paragraph-properties fo:text-align="center" style:justify-single-word="false"/>
      <style:text-properties style:font-name="Amizi" fo:font-size="7pt" fo:font-weight="normal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mizi" fo:font-size="7.5pt" style:font-size-asian="7.5pt" style:font-size-complex="7.5pt"/>
    </style:style>
    <style:style style:name="P13" style:family="paragraph" style:parent-style-name="Standard">
      <style:paragraph-properties fo:text-align="center" style:justify-single-word="false"/>
      <style:text-properties style:font-name="Amizi" fo:font-size="7.5pt" fo:font-weight="normal" style:font-size-asian="7.5pt" style:font-weight-asian="normal" style:font-size-complex="7.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mizi" fo:font-size="8.5pt" style:font-size-asian="8.5pt" style:font-size-complex="8.5pt"/>
    </style:style>
    <style:style style:name="P15" style:family="paragraph" style:parent-style-name="Standard">
      <style:paragraph-properties fo:text-align="center" style:justify-single-word="false"/>
      <style:text-properties style:font-name="Amizi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mizi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mizi" fo:font-size="6pt" fo:font-weight="normal" style:font-size-asian="6pt" style:font-weight-asian="normal" style:font-size-complex="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mizi" fo:font-size="6pt" style:font-size-asian="6pt" style:font-size-complex="6pt"/>
    </style:style>
    <style:style style:name="P19" style:family="paragraph" style:parent-style-name="Standard">
      <style:paragraph-properties fo:text-align="center" style:justify-single-word="false"/>
      <style:text-properties style:font-name="Amizi"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Amizi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Amizi" fo:font-size="6.5pt" fo:font-weight="normal" style:font-size-asian="6.5pt" style:font-weight-asian="normal" style:font-size-complex="6.5pt" style:font-weight-complex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mizi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mizi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mizi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mizi" fo:font-size="7pt" fo:font-weight="normal" officeooo:rsid="001f193c" officeooo:paragraph-rsid="001f193c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mizi" fo:font-size="7pt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mizi" fo:font-size="7pt" style:font-size-asian="7pt" style:font-size-complex="7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Amizi" fo:font-size="7pt" style:font-size-asian="7pt" style:font-size-complex="7pt"/>
    </style:style>
    <style:style style:name="P30" style:family="paragraph" style:parent-style-name="Standard">
      <style:paragraph-properties fo:text-align="center" style:justify-single-word="false"/>
      <style:text-properties style:font-name="Amizi" fo:font-size="6pt" style:font-size-asian="6pt" style:font-size-complex="6pt"/>
    </style:style>
    <style:style style:name="P31" style:family="paragraph" style:parent-style-name="Standard">
      <style:paragraph-properties fo:text-align="center" style:justify-single-word="false"/>
      <style:text-properties style:font-name="Amizi" fo:font-size="6pt" fo:font-weight="normal" style:font-size-asian="6pt" style:font-weight-asian="normal" style:font-size-complex="6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mizi" fo:font-size="6pt" fo:font-weight="normal" officeooo:paragraph-rsid="00217780" style:font-size-asian="6pt" style:font-weight-asian="normal" style:font-size-complex="6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mizi" fo:font-size="7.5pt" fo:font-weight="normal" officeooo:paragraph-rsid="001f7c5d" style:font-size-asian="7.5pt" style:font-weight-asian="normal" style:font-size-complex="7.5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Nexa Extra Light" fo:font-size="6pt" officeooo:paragraph-rsid="00217780" style:font-size-asian="6pt" style:font-size-complex="6pt"/>
    </style:style>
    <style:style style:name="P35" style:family="paragraph" style:parent-style-name="Standard">
      <style:paragraph-properties fo:text-align="center" style:justify-single-word="false"/>
      <style:text-properties style:font-name="Nexa Extra Light" fo:font-size="6pt" fo:font-weight="normal" officeooo:paragraph-rsid="00217780" style:font-size-asian="6pt" style:font-weight-asian="normal" style:font-size-complex="6pt" style:font-weight-complex="normal"/>
    </style:style>
    <style:style style:name="P36" style:family="paragraph" style:parent-style-name="Standard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style:font-name="Amizi"/>
    </style:style>
    <style:style style:name="T5" style:family="text">
      <style:text-properties style:font-name="Amizi" fo:font-size="7.5pt" style:font-size-asian="7.5pt" style:font-size-complex="7.5pt"/>
    </style:style>
    <style:style style:name="T6" style:family="text">
      <style:text-properties style:font-name="Amizi" fo:font-size="4pt" style:font-size-asian="4pt" style:font-size-complex="4pt"/>
    </style:style>
    <style:style style:name="T7" style:family="text">
      <style:text-properties style:font-name="Amizi" fo:font-size="4pt" fo:font-weight="bold" style:font-size-asian="4pt" style:font-weight-asian="bold" style:font-size-complex="4pt" style:font-weight-complex="bold"/>
    </style:style>
    <style:style style:name="T8" style:family="text">
      <style:text-properties style:font-name="Amizi" fo:font-size="7pt" fo:font-weight="bold" style:font-size-asian="7pt" style:font-weight-asian="bold" style:font-size-complex="7pt" style:font-weight-complex="bold"/>
    </style:style>
    <style:style style:name="T9" style:family="text">
      <style:text-properties style:font-name="Amizi" fo:font-size="7pt" fo:font-weight="bold" officeooo:rsid="00217780" style:font-size-asian="7pt" style:font-weight-asian="bold" style:font-size-complex="7pt" style:font-weight-complex="bold"/>
    </style:style>
    <style:style style:name="T10" style:family="text">
      <style:text-properties style:font-name="Amizi"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Amizi" officeooo:rsid="001f193c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.5pt" style:font-size-asian="7.5pt" style:font-size-complex="7.5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8.5pt" style:font-size-asian="8.5pt" style:font-size-complex="8.5pt"/>
    </style:style>
    <style:style style:name="T16" style:family="text">
      <style:text-properties officeooo:rsid="001f193c"/>
    </style:style>
    <style:style style:name="T17" style:family="text">
      <style:text-properties style:font-name="Nexa Extra Light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Nexa Extra Light" fo:font-size="6pt" fo:font-weight="normal" style:font-size-asian="6pt" style:font-weight-asian="normal" style:font-size-complex="6pt" style:font-weight-complex="normal"/>
    </style:style>
    <style:style style:name="T19" style:family="text">
      <style:text-properties style:font-name="Nexa Extra Light" fo:font-size="6pt" fo:font-weight="normal" officeooo:rsid="001f193c" style:font-size-asian="6pt" style:font-weight-asian="normal" style:font-size-complex="6pt" style:font-weight-complex="normal"/>
    </style:style>
    <style:style style:name="T20" style:family="text">
      <style:text-properties fo:color="#c9211e" loext:opacity="100%" fo:font-size="7pt" style:font-size-asian="7pt" style:font-size-complex="7pt"/>
    </style:style>
    <style:style style:name="T21" style:family="text">
      <style:text-properties fo:color="#c9211e" loext:opacity="100%" fo:font-size="7pt" officeooo:rsid="00217780" style:font-size-asian="7pt" style:font-size-complex="7pt"/>
    </style:style>
    <style:style style:name="T22" style:family="text">
      <style:text-properties officeooo:rsid="001f7c5d"/>
    </style:style>
    <style:style style:name="T23" style:family="text">
      <style:text-properties fo:font-size="10pt" style:font-size-asian="8.75pt" style:font-size-complex="10pt"/>
    </style:style>
    <style:style style:name="T24" style:family="text">
      <style:text-properties style:use-window-font-color="true" loext:opacity="0%" fo:font-size="7pt" officeooo:rsid="00217780" style:font-size-asian="7pt" style:font-size-complex="7pt"/>
    </style:style>
    <style:style style:name="T25" style:family="text"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T26" style:family="text">
      <style:text-properties style:font-name="Liberation Sans" fo:font-size="6pt" fo:font-weight="normal" officeooo:rsid="001f193c" style:font-size-asian="6pt" style:font-weight-asian="normal" style:font-size-complex="6pt" style:font-weight-complex="normal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Frame1" text:anchor-type="as-char" svg:width="1.75in" svg:height="0.5in" draw:z-index="0"><draw:text-box><text:p text:style-name="P23"><text:line-break/>bitcoinjenga.com</text:p></draw:text-box></draw:frame><draw:frame draw:style-name="fr1" draw:name="Frame2" text:anchor-type="as-char" svg:width="1.75in" svg:height="0.5in" draw:z-index="1"><draw:text-box><text:p text:style-name="P35"><draw:frame draw:style-name="fr3" draw:name="graphics2" text:anchor-type="paragraph" svg:x="0.7673in" svg:y="0.2382in" svg:width="0.2161in" svg:height="0.2362in" draw:z-index="2"><draw:image xlink:href="Pictures/10000001000000590000006C7313CC6F.png" xlink:type="simple" xlink:show="embed" xlink:actuate="onLoad" draw:mime-type="image/png"/></draw:frame><text:span text:style-name="T6"><text:s/></text:span><text:span text:style-name="T4"><text:line-break/></text:span><text:span text:style-name="T8">COLUMN</text:span><text:span text:style-name="T9">A LEVE</text:span><text:span text:style-name="T4"><text:line-break/></text:span></text:p></draw:text-box></draw:frame><draw:frame draw:style-name="fr1" draw:name="Frame3" text:anchor-type="as-char" svg:width="1.75in" svg:height="0.5in" draw:z-index="3"><draw:text-box><text:p text:style-name="P35"><draw:frame draw:style-name="fr3" draw:name="graphics1" text:anchor-type="paragraph" svg:x="0.7673in" svg:y="0.2382in" svg:width="0.2161in" svg:height="0.2362in" draw:z-index="4"><draw:image xlink:href="Pictures/10000001000000590000006C7313CC6F.png" xlink:type="simple" xlink:show="embed" xlink:actuate="onLoad" draw:mime-type="image/png"/></draw:frame><text:span text:style-name="T6"><text:s/></text:span><text:span text:style-name="T4"><text:line-break/></text:span><text:span text:style-name="T8">COLUMN</text:span><text:span text:style-name="T9">A MODERADA</text:span><text:span text:style-name="T4"><text:line-break/></text:span></text:p></draw:text-box></draw:frame><draw:frame draw:style-name="fr1" draw:name="Frame4" text:anchor-type="as-char" svg:width="1.75in" svg:height="0.5in" draw:z-index="5"><draw:text-box><text:p text:style-name="P35"><draw:frame draw:style-name="fr3" draw:name="graphics3" text:anchor-type="paragraph" svg:x="0.7673in" svg:y="0.2382in" svg:width="0.2161in" svg:height="0.2362in" draw:z-index="6"><draw:image xlink:href="Pictures/10000001000000590000006C7313CC6F.png" xlink:type="simple" xlink:show="embed" xlink:actuate="onLoad" draw:mime-type="image/png"/></draw:frame><text:span text:style-name="T6"><text:s/></text:span><text:span text:style-name="T4"><text:line-break/></text:span><text:span text:style-name="T9">C</text:span><text:span text:style-name="T8">OLUMN</text:span><text:span text:style-name="T9">A SEVERA</text:span><text:span text:style-name="T4"><text:line-break/></text:span></text:p></draw:text-box></draw:frame></text:p>
      <text:p text:style-name="P22"><draw:frame draw:style-name="fr1" draw:name="Frame5" text:anchor-type="as-char" svg:width="1.75in" svg:height="0.5in" draw:z-index="7"><draw:text-box><text:p text:style-name="P10"/></draw:text-box></draw:frame><draw:frame draw:style-name="fr1" draw:name="Frame6" text:anchor-type="as-char" svg:width="1.75in" svg:height="0.5in" draw:z-index="8"><draw:text-box><text:p text:style-name="P36"><text:span text:style-name="T17"><text:s text:c="2"/><text:line-break/></text:span><text:span text:style-name="T10">transmitiendo una transacción desde el mismo nodo dond</text:span><text:span text:style-name="T19">e</text:span><text:span text:style-name="T18"> ejecuta</text:span><text:span text:style-name="T19">s</text:span><text:span text:style-name="T18"> tu billetera</text:span></text:p></draw:text-box></draw:frame><draw:frame draw:style-name="fr1" draw:name="Frame7" text:anchor-type="as-char" svg:width="1.75in" svg:height="0.5in" draw:z-index="9"><draw:text-box><text:p text:style-name="P14"><text:s/></text:p><text:p text:style-name="P10">vinculando la clave pública de Lightning a tu identidad pública</text:p></draw:text-box></draw:frame><draw:frame draw:style-name="fr1" draw:name="Frame8" text:anchor-type="as-char" svg:width="1.75in" svg:height="0.5in" draw:z-index="10"><draw:text-box><text:p text:style-name="P11"><text:span text:style-name="T15"><text:s/></text:span><text:line-break/>compartiendo la ubicación de tus claves privadas de bitcoin</text:p></draw:text-box></draw:frame></text:p>
      <text:p text:style-name="P22"><draw:frame draw:style-name="fr1" draw:name="Frame9" text:anchor-type="as-char" svg:width="1.75in" svg:height="0.5in" draw:z-index="11"><draw:text-box><text:p text:style-name="P15"/></draw:text-box></draw:frame><draw:frame draw:style-name="fr1" draw:name="Frame10" text:anchor-type="as-char" svg:width="1.75in" svg:height="0.5in" draw:z-index="12"><draw:text-box><text:p text:style-name="P6"><text:span text:style-name="T12"><text:s/></text:span><text:s/></text:p><text:p text:style-name="P29">teniendo un perfil alto como un<text:span text:style-name="T16">a figura pública o activista</text:span><text:span text:style-name="T1"> </text:span></text:p></draw:text-box></draw:frame><draw:frame draw:style-name="fr1" draw:name="Frame11" text:anchor-type="as-char" svg:width="1.75in" svg:height="0.5in" draw:z-index="13"><draw:text-box><text:p text:style-name="P3"><text:s/></text:p><text:p text:style-name="P15">gastando fondos de un ataque de polvo</text:p></draw:text-box></draw:frame><draw:frame draw:style-name="fr1" draw:name="Frame12" text:anchor-type="as-char" svg:width="1.75in" svg:height="0.5in" draw:z-index="14"><draw:text-box><text:p text:style-name="P16"><text:s/></text:p><text:p text:style-name="P11">tuiteando sobre la participación en actividades ilícitas</text:p></draw:text-box></draw:frame></text:p>
      <text:p text:style-name="P22"><draw:frame draw:style-name="fr1" draw:name="Frame13" text:anchor-type="as-char" svg:width="1.75in" svg:height="0.5in" draw:z-index="15"><draw:text-box><text:p text:style-name="P4"/></draw:text-box></draw:frame><draw:frame draw:style-name="fr1" draw:name="Frame14" text:anchor-type="as-char" svg:width="1.75in" svg:height="0.5in" draw:z-index="16"><draw:text-box><text:p text:style-name="P20"><text:s/></text:p><text:p text:style-name="P26">transmitiendo una transacción desde tu internet en casa</text:p></draw:text-box></draw:frame><draw:frame draw:style-name="fr1" draw:name="Frame15" text:anchor-type="as-char" svg:width="1.75in" svg:height="0.5in" draw:z-index="17"><draw:text-box><text:p text:style-name="P5"/><text:p text:style-name="P4"><text:span text:style-name="T11">Compartiendo cuánto bitcoin posees</text:span><text:span text:style-name="T4"> </text:span><text:s/></text:p></draw:text-box></draw:frame><draw:frame draw:style-name="fr1" draw:name="Frame16" text:anchor-type="as-char" svg:width="1.75in" svg:height="0.5in" draw:z-index="18"><draw:text-box><text:p text:style-name="P16"><text:s/></text:p><text:p text:style-name="P11">poniendo tu dirección de bitcoin en tu tarjeta de presentación</text:p></draw:text-box></draw:frame></text:p>
      <text:p text:style-name="P22"><draw:frame draw:style-name="fr1" draw:name="Frame17" text:anchor-type="as-char" svg:width="1.75in" svg:height="0.5in" draw:z-index="19"><draw:text-box><text:p text:style-name="P15"/></draw:text-box></draw:frame><draw:frame draw:style-name="fr1" draw:name="Frame18" text:anchor-type="as-char" svg:width="1.75in" svg:height="0.5in" draw:z-index="20"><draw:text-box><text:p text:style-name="P9"><text:s/></text:p><text:p text:style-name="P4"><text:span text:style-name="T4">publicando material pro-bitcoin en </text:span><text:span text:style-name="T11">redes sociales</text:span> </text:p></draw:text-box></draw:frame><draw:frame draw:style-name="fr1" draw:name="Frame19" text:anchor-type="as-char" svg:width="1.75in" svg:height="0.5in" draw:z-index="21"><draw:text-box><text:p text:style-name="P7"/><text:p text:style-name="P15">instalando extensiones de navegador sospechosas</text:p></draw:text-box></draw:frame><draw:frame draw:style-name="fr1" draw:name="Frame20" text:anchor-type="as-char" svg:width="1.75in" svg:height="0.5in" draw:z-index="22"><draw:text-box><text:p text:style-name="P14"/><text:p text:style-name="P11">publicando tu dirección de bitcoin en tu sitio web para donaciones </text:p></draw:text-box></draw:frame></text:p>
      <text:p text:style-name="P22"><draw:frame draw:style-name="fr1" draw:name="Frame21" text:anchor-type="as-char" svg:width="1.75in" svg:height="0.5in" draw:z-index="23"><draw:text-box><text:p text:style-name="P11"/></draw:text-box></draw:frame><draw:frame draw:style-name="fr1" draw:name="Frame22" text:anchor-type="as-char" svg:width="1.75in" svg:height="0.5in" draw:z-index="24"><draw:text-box><text:p text:style-name="P18"><text:s/><text:span text:style-name="T2"><text:s/></text:span></text:p><text:p text:style-name="P11">mezclando bitcoin KYC y no KYC, desanonimizando todos los UTXOs</text:p></draw:text-box></draw:frame><draw:frame draw:style-name="fr1" draw:name="Frame23" text:anchor-type="as-char" svg:width="1.75in" svg:height="0.5in" draw:z-index="25"><draw:text-box><text:p text:style-name="P18"><text:span text:style-name="T1"/></text:p><text:p text:style-name="P18"><text:span text:style-name="T1">compartiendo capturas de pantalla de billeteras con información identificable </text:span></text:p></draw:text-box></draw:frame><draw:frame draw:style-name="fr1" draw:name="Frame24" text:anchor-type="as-char" svg:width="1.75in" svg:height="0.5in" draw:z-index="26"><draw:text-box><text:p text:style-name="P10"/><text:p text:style-name="P15"><text:span text:style-name="T22">posteando en redes sociales</text:span> una imagen de tu transacción</text:p></draw:text-box></draw:frame></text:p>
      <text:p text:style-name="P22"><draw:frame draw:style-name="fr1" draw:name="Frame25" text:anchor-type="as-char" svg:width="1.75in" svg:height="0.5in" draw:z-index="27"><draw:text-box><text:p text:style-name="P13"/></draw:text-box></draw:frame><draw:frame draw:style-name="fr1" draw:name="Frame26" text:anchor-type="as-char" svg:width="1.75in" svg:height="0.5in" draw:z-index="28"><draw:text-box><text:p text:style-name="P7"><text:s/></text:p><text:p text:style-name="P15">hablando sobre bitcoin públicamente</text:p></draw:text-box></draw:frame><draw:frame draw:style-name="fr1" draw:name="Frame27" text:anchor-type="as-char" svg:width="1.75in" svg:height="0.5in" draw:z-index="29"><draw:text-box><text:p text:style-name="P3"/><text:p text:style-name="P13">recibiendo hardware de bitcoin en tu dirección de casa</text:p></draw:text-box></draw:frame><draw:frame draw:style-name="fr1" draw:name="Frame28" text:anchor-type="as-char" svg:width="1.75in" svg:height="0.5in" draw:z-index="30"><draw:text-box><text:p text:style-name="P20"><text:s/><text:span text:style-name="T14"><text:s/></text:span></text:p><text:p text:style-name="P15">utilizando un ISP comprometido</text:p></draw:text-box></draw:frame></text:p>
      <text:p text:style-name="P22"><draw:frame draw:style-name="fr1" draw:name="Frame29" text:anchor-type="as-char" svg:width="1.75in" svg:height="0.5in" draw:z-index="31"><draw:text-box><text:p text:style-name="P11"/></draw:text-box></draw:frame><draw:frame draw:style-name="fr1" draw:name="Frame30" text:anchor-type="as-char" svg:width="1.75in" svg:height="0.5in" draw:z-index="32"><draw:text-box><text:p text:style-name="P16"><text:s/></text:p><text:p text:style-name="P15">asistiendo a conferencias de bitcoin</text:p></draw:text-box></draw:frame><draw:frame draw:style-name="fr1" draw:name="Frame31" text:anchor-type="as-char" svg:width="1.75in" svg:height="0.5in" draw:z-index="33"><draw:text-box><text:p text:style-name="P18"/><text:p text:style-name="P17">iniciando sesión en una billetera o intercambio desde una computadora pública o compartida</text:p></draw:text-box></draw:frame><draw:frame draw:style-name="fr1" draw:name="Frame32" text:anchor-type="as-char" svg:width="1.75in" svg:height="0.5in" draw:z-index="34"><draw:text-box><text:p text:style-name="P19"><text:s/></text:p><text:p text:style-name="P15">gastando bitcoin KYC</text:p></draw:text-box></draw:frame></text:p>
      <text:p text:style-name="P22"><draw:frame draw:style-name="fr1" draw:name="Frame33" text:anchor-type="as-char" svg:width="1.75in" svg:height="0.5in" draw:z-index="35"><draw:text-box><text:p text:style-name="P11"/></draw:text-box></draw:frame><draw:frame draw:style-name="fr1" draw:name="Frame34" text:anchor-type="as-char" svg:width="1.75in" svg:height="0.5in" draw:z-index="36"><draw:text-box><text:p text:style-name="P14"><text:s/></text:p><text:p text:style-name="P11">discutiendo públicamente tus prácticas de seguridad personal</text:p></draw:text-box></draw:frame><draw:frame draw:style-name="fr1" draw:name="Frame35" text:anchor-type="as-char" svg:width="1.75in" svg:height="0.5in" draw:z-index="37"><draw:text-box><text:p text:style-name="P16"><text:s/></text:p><text:p text:style-name="P11">combinando entradas de muchos UTXOs en una sola transacción</text:p></draw:text-box></draw:frame><draw:frame draw:style-name="fr1" draw:name="Frame36" text:anchor-type="as-char" svg:width="1.75in" svg:height="0.5in" draw:z-index="38"><draw:text-box><text:p text:style-name="P24"><text:s/></text:p><text:p text:style-name="P11">utilizando una billetera comprometida </text:p></draw:text-box></draw:frame></text:p>
      <text:p text:style-name="P22"><draw:frame draw:style-name="fr1" draw:name="Frame37" text:anchor-type="as-char" svg:width="1.75in" svg:height="0.5in" draw:z-index="39"><draw:text-box><text:p text:style-name="P15"/></draw:text-box></draw:frame><draw:frame draw:style-name="fr1" draw:name="Frame38" text:anchor-type="as-char" svg:width="1.75in" svg:height="0.5in" draw:z-index="40"><draw:text-box><text:p text:style-name="P6"><text:s/></text:p><text:p text:style-name="P15">usando un explorador de blockchain público</text:p></draw:text-box></draw:frame><draw:frame draw:style-name="fr1" draw:name="Frame39" text:anchor-type="as-char" svg:width="1.75in" svg:height="0.5in" draw:z-index="41"><draw:text-box><text:p text:style-name="P12"><text:s/></text:p><text:p text:style-name="P15">reutilizando una dirección para una segunda transacción</text:p></draw:text-box></draw:frame><draw:frame draw:style-name="fr1" draw:name="Frame40" text:anchor-type="as-char" svg:width="1.75in" svg:height="0.5in" draw:z-index="42"><draw:text-box><text:p text:style-name="P16"><text:s/></text:p><text:p text:style-name="P33">usando APIs públicas de bitcoin que registran tus datos</text:p></draw:text-box></draw:frame></text:p>
      <text:p text:style-name="P22"><draw:frame draw:style-name="fr1" draw:name="Frame41" text:anchor-type="as-char" svg:width="1.75in" svg:height="0.5in" draw:z-index="43"><draw:text-box><text:p text:style-name="P16"><text:s/><text:span text:style-name="T1"><text:s/></text:span></text:p></draw:text-box></draw:frame><draw:frame draw:style-name="fr1" draw:name="Frame42" text:anchor-type="as-char" svg:width="1.75in" svg:height="0.5in" draw:z-index="44"><draw:text-box><text:p text:style-name="P8"><text:s text:c="2"/></text:p><text:p text:style-name="P17">hablando sobre tus transacciones de bitcoin en una app de mensajería insegura</text:p></draw:text-box></draw:frame><draw:frame draw:style-name="fr1" draw:name="Frame43" text:anchor-type="as-char" svg:width="1.75in" svg:height="0.5in" draw:z-index="45"><draw:text-box><text:p text:style-name="P16"><text:s/></text:p><text:p text:style-name="P15"><text:span text:style-name="T12">usando una billetera de software que </text:span><text:span text:style-name="T24">rastrea</text:span><text:span text:style-name="T12"> todas las transacciones </text:span></text:p></draw:text-box></draw:frame><draw:frame draw:style-name="fr1" draw:name="Frame44" text:anchor-type="as-char" svg:width="1.75in" svg:height="0.5in" draw:z-index="46"><draw:text-box><text:p text:style-name="P18"><text:s/><text:span text:style-name="T2"><text:s/></text:span></text:p><text:p text:style-name="P15">vendiendo bitcoin en un intercambio KYC</text:p></draw:text-box></draw:frame></text:p>
      <text:p text:style-name="P22"><draw:frame draw:style-name="fr1" draw:name="Frame45" text:anchor-type="as-char" svg:width="1.75in" svg:height="0.5in" draw:z-index="47"><draw:text-box><text:p text:style-name="P15"/></draw:text-box></draw:frame><draw:frame draw:style-name="fr1" draw:name="Frame46" text:anchor-type="as-char" svg:width="1.75in" svg:height="0.5in" draw:z-index="48"><draw:text-box><text:p text:style-name="P6"><text:s/></text:p><text:p text:style-name="P15">compartiendo ampliamente que posees bitcoin</text:p></draw:text-box></draw:frame><draw:frame draw:style-name="fr1" draw:name="Frame47" text:anchor-type="as-char" svg:width="1.75in" svg:height="0.5in" draw:z-index="49"><draw:text-box><text:p text:style-name="P10"><text:s/></text:p><text:p text:style-name="P15">utilizando un explorador de blockchain comprometido </text:p></draw:text-box></draw:frame><draw:frame draw:style-name="fr1" draw:name="Frame48" text:anchor-type="as-char" svg:width="1.75in" svg:height="0.5in" draw:z-index="50"><draw:text-box><text:p text:style-name="P10"><text:s/></text:p><text:p text:style-name="P15">ingresando información privada en un ataque de phishing <text:s/></text:p></draw:text-box></draw:frame></text:p>
      <text:p text:style-name="P22"><draw:frame draw:style-name="fr1" draw:name="Frame49" text:anchor-type="as-char" svg:width="1.75in" svg:height="0.5in" draw:z-index="51"><draw:text-box><text:p text:style-name="P15"/></draw:text-box></draw:frame><draw:frame draw:style-name="fr1" draw:name="Frame50" text:anchor-type="as-char" svg:width="1.75in" svg:height="0.5in" draw:z-index="52"><draw:text-box><text:p text:style-name="P16"><text:s/></text:p><text:p text:style-name="P21">usando la estructura de transacción predeterminada de 1 entrada y 2 salidas</text:p></draw:text-box></draw:frame><draw:frame draw:style-name="fr1" draw:name="Frame51" text:anchor-type="as-char" svg:width="1.75in" svg:height="0.5in" draw:z-index="53"><draw:text-box><text:p text:style-name="P10"><text:s/></text:p><text:p text:style-name="P15">usando software extremadamente desactualizado</text:p></draw:text-box></draw:frame><draw:frame draw:style-name="fr1" draw:name="Frame52" text:anchor-type="as-char" svg:width="1.75in" svg:height="0.5in" draw:z-index="54"><draw:text-box><text:p text:style-name="P12"><text:s/></text:p><text:p text:style-name="P15">compartiendo públicamente tu dirección IP</text:p></draw:text-box></draw:frame></text:p>
      <text:p text:style-name="P22"><draw:frame draw:style-name="fr1" draw:name="Frame53" text:anchor-type="as-char" svg:width="1.75in" svg:height="0.5in" draw:z-index="55"><draw:text-box><text:p text:style-name="P15"/></draw:text-box></draw:frame><draw:frame draw:style-name="fr1" draw:name="Frame54" text:anchor-type="as-char" svg:width="1.75in" svg:height="0.5in" draw:z-index="56"><draw:text-box><text:p text:style-name="P10"><text:s/></text:p><text:p text:style-name="P15">usando una billetera para todos los propósitos</text:p></draw:text-box></draw:frame><draw:frame draw:style-name="fr1" draw:name="Frame55" text:anchor-type="as-char" svg:width="1.75in" svg:height="0.5in" draw:z-index="57"><draw:text-box><text:p text:style-name="P10"><text:s/></text:p><text:p text:style-name="P15">compartiendo públicamente sobre evasión de impuestos </text:p></draw:text-box></draw:frame><draw:frame draw:style-name="fr1" draw:name="Frame56" text:anchor-type="as-char" svg:width="1.75in" svg:height="0.5in" draw:z-index="58"><draw:text-box><text:p text:style-name="P10"><text:s/></text:p><text:p text:style-name="P15">enviando tu bitcoin a una entidad maliciosa</text:p></draw:text-box></draw:frame></text:p>
      <text:p text:style-name="P22"><draw:frame draw:style-name="fr1" draw:name="Frame57" text:anchor-type="as-char" svg:width="1.75in" svg:height="0.5in" draw:z-index="59"><draw:text-box><text:p text:style-name="P11"><text:span text:style-name="T5"/></text:p></draw:text-box></draw:frame><draw:frame draw:style-name="fr1" draw:name="Frame58" text:anchor-type="as-char" svg:width="1.75in" svg:height="0.5in" draw:z-index="60"><draw:text-box><text:p text:style-name="P6"><text:s/></text:p><text:p text:style-name="P15">usando montos redondos al enviar pagos</text:p></draw:text-box></draw:frame><draw:frame draw:style-name="fr1" draw:name="Frame59" text:anchor-type="as-char" svg:width="1.75in" svg:height="0.5in" draw:z-index="61"><draw:text-box><text:p text:style-name="P12"><text:s/></text:p><text:p text:style-name="P11">creando estructuras de transacción únicas e identificables</text:p></draw:text-box></draw:frame><draw:frame draw:style-name="fr1" draw:name="Frame60" text:anchor-type="as-char" svg:width="1.75in" svg:height="0.5in" draw:z-index="62"><draw:text-box><text:p text:style-name="P14"><text:s/></text:p><text:p text:style-name="P11">poniendo información identificable en un OP_RETURN</text:p></draw:text-box></draw:frame></text:p>
      <text:p text:style-name="P22"><draw:frame draw:style-name="fr1" draw:name="Frame61" text:anchor-type="as-char" svg:width="1.75in" svg:height="0.5in" draw:z-index="63"><draw:text-box><text:p text:style-name="P15"/></draw:text-box></draw:frame><draw:frame draw:style-name="fr1" draw:name="Frame62" text:anchor-type="as-char" svg:width="1.75in" svg:height="0.5in" draw:z-index="64"><draw:text-box><text:p text:style-name="P7"><text:s text:c="2"/></text:p><text:p text:style-name="P11">usando software que no soporta selección intencionada de monedas</text:p></draw:text-box></draw:frame><draw:frame draw:style-name="fr1" draw:name="Frame63" text:anchor-type="as-char" svg:width="1.75in" svg:height="0.5in" draw:z-index="65"><draw:text-box><text:p text:style-name="P12"><text:s/></text:p><text:p text:style-name="P15">almacenando tus claves privadas en la nube</text:p></draw:text-box></draw:frame><draw:frame draw:style-name="fr1" draw:name="Frame64" text:anchor-type="as-char" svg:width="1.75in" svg:height="0.5in" draw:z-index="66"><draw:text-box><text:p text:style-name="P12"><text:s/></text:p><text:p text:style-name="P32">exclusivamente usando intercambios para gestionar todas las transacciones </text:p></draw:text-box></draw:frame></text:p>
      <text:p text:style-name="P22"><draw:frame draw:style-name="fr1" draw:name="Frame65" text:anchor-type="as-char" svg:width="1.75in" svg:height="0.5in" draw:z-index="67"><draw:text-box><text:p text:style-name="P15"/></draw:text-box></draw:frame><draw:frame draw:style-name="fr1" draw:name="Frame66" text:anchor-type="as-char" svg:width="1.75in" svg:height="0.5in" draw:z-index="68"><draw:text-box><text:p text:style-name="P6"><text:s/></text:p><text:p text:style-name="P15">usando la capa base de bitcoin para todas las transacciones</text:p></draw:text-box></draw:frame><draw:frame draw:style-name="fr1" draw:name="Frame67" text:anchor-type="as-char" svg:width="1.75in" svg:height="0.5in" draw:z-index="69"><draw:text-box><text:p text:style-name="P10"><text:s/></text:p><text:p text:style-name="P11">usando una app que permite la recuperación de contraseña por SMS </text:p></draw:text-box></draw:frame><draw:frame draw:style-name="fr1" draw:name="Frame68" text:anchor-type="as-char" svg:width="1.75in" svg:height="0.5in" draw:z-index="70"><draw:text-box><text:p text:style-name="P12"/><text:p text:style-name="P15">reutilizando repetidamente la misma dirección</text:p></draw:text-box></draw:frame></text:p>
      <text:p text:style-name="P22"><draw:frame draw:style-name="fr1" draw:name="Frame69" text:anchor-type="as-char" svg:width="1.75in" svg:height="0.5in" draw:z-index="71"><draw:text-box><text:p text:style-name="P17"/></draw:text-box></draw:frame><draw:frame draw:style-name="fr1" draw:name="Frame70" text:anchor-type="as-char" svg:width="1.75in" svg:height="0.5in" draw:z-index="72"><draw:text-box><text:p text:style-name="P7"><text:s/></text:p><text:p text:style-name="P13">teniendo <text:span text:style-name="T16">calcos</text:span> de bitcoin en tu laptop o botella de agua</text:p></draw:text-box></draw:frame><draw:frame draw:style-name="fr1" draw:name="Frame71" text:anchor-type="as-char" svg:width="1.75in" svg:height="0.5in" draw:z-index="73"><draw:text-box><text:p text:style-name="P17"><text:span text:style-name="T3"><text:s/></text:span><text:s/><text:line-break/>publicando en <text:span text:style-name="T22">redes sociales</text:span> quejándote de que tu transacción no ha sido minada durante x minutos</text:p></draw:text-box></draw:frame><draw:frame draw:style-name="fr1" draw:name="Frame72" text:anchor-type="as-char" svg:width="1.75in" svg:height="0.5in" draw:z-index="74"><draw:text-box><text:p text:style-name="P16"/><text:p text:style-name="P11">enviando tus claves privadas a una billetera de software maliciosa</text:p></draw:text-box></draw:frame></text:p>
      <text:p text:style-name="P22"><draw:frame draw:style-name="fr1" draw:name="Frame73" text:anchor-type="as-char" svg:width="1.75in" svg:height="0.5in" draw:z-index="75"><draw:text-box><text:p text:style-name="P1"/></draw:text-box></draw:frame><draw:frame draw:style-name="fr1" draw:name="Frame74" text:anchor-type="as-char" svg:width="1.75in" svg:height="0.5in" draw:z-index="76"><draw:text-box><text:p text:style-name="P6"><text:s/></text:p><text:p text:style-name="P15">usando software ligeramente desactualizado</text:p></draw:text-box></draw:frame><draw:frame draw:style-name="fr1" draw:name="Frame75" text:anchor-type="as-char" svg:width="1.75in" svg:height="0.5in" draw:z-index="77"><draw:text-box><text:p text:style-name="P2"><text:s/><text:line-break/><text:span text:style-name="T4">transmitiendo una transacción desde tu dirección IP de casa</text:span></text:p></draw:text-box></draw:frame><draw:frame draw:style-name="fr1" draw:name="Frame76" text:anchor-type="as-char" svg:width="1.75in" svg:height="0.5in" draw:z-index="78"><draw:text-box><text:p text:style-name="P12"/><text:p text:style-name="P15">almacenando tus claves privadas en una extensión de navegador</text:p></draw:text-box></draw:frame></text:p>
      <text:p text:style-name="P22"><draw:frame draw:style-name="fr1" draw:name="Frame77" text:anchor-type="as-char" svg:width="1.75in" svg:height="0.5in" draw:z-index="79"><draw:text-box><text:p text:style-name="P23"><text:line-break/>bitcoinjenga.com</text:p></draw:text-box></draw:frame><draw:frame draw:style-name="fr1" draw:name="Frame78" text:anchor-type="as-char" svg:width="1.75in" svg:height="0.5in" draw:z-index="80"><draw:text-box><text:p text:style-name="P6"><draw:frame draw:style-name="fr2" draw:name="graphics6" text:anchor-type="paragraph" svg:x="0.7701in" svg:y="0.0398in" svg:width="0.2161in" svg:height="0.2362in" draw:z-index="81"><draw:image xlink:href="Pictures/10000001000000590000006C7313CC6F.png" xlink:type="simple" xlink:show="embed" xlink:actuate="onLoad" draw:mime-type="image/png"/></draw:frame><text:span text:style-name="T7"><text:s/></text:span><text:span text:style-name="T8"><text:line-break/>COLUMN</text:span><text:span text:style-name="T9">A LEVE</text:span><text:span text:style-name="T8"><text:line-break/></text:span></text:p></draw:text-box></draw:frame><draw:frame draw:style-name="fr1" draw:name="Frame79" text:anchor-type="as-char" svg:width="1.75in" svg:height="0.5in" draw:z-index="82"><draw:text-box><text:p text:style-name="P34"><draw:frame draw:style-name="fr2" draw:name="graphics4" text:anchor-type="paragraph" svg:x="0.7701in" svg:y="0.0398in" svg:width="0.2161in" svg:height="0.2362in" draw:z-index="83"><draw:image xlink:href="Pictures/10000001000000590000006C7313CC6F.png" xlink:type="simple" xlink:show="embed" xlink:actuate="onLoad" draw:mime-type="image/png"/></draw:frame><text:span text:style-name="T7"><text:s/></text:span><text:span text:style-name="T8"><text:line-break/>COLUMN</text:span><text:span text:style-name="T9">A MODERADA</text:span><text:span text:style-name="T8"><text:line-break/></text:span></text:p></draw:text-box></draw:frame><draw:frame draw:style-name="fr1" draw:name="Frame80" text:anchor-type="as-char" svg:width="1.75in" svg:height="0.5in" draw:z-index="84"><draw:text-box><text:p text:style-name="P34"><draw:frame draw:style-name="fr2" draw:name="graphics5" text:anchor-type="paragraph" svg:x="0.7701in" svg:y="0.0398in" svg:width="0.2161in" svg:height="0.2362in" draw:z-index="85"><draw:image xlink:href="Pictures/10000001000000590000006C7313CC6F.png" xlink:type="simple" xlink:show="embed" xlink:actuate="onLoad" draw:mime-type="image/png"/></draw:frame><text:span text:style-name="T7"><text:s/></text:span><text:span text:style-name="T8"><text:line-break/></text:span><text:span text:style-name="T9">C</text:span><text:span text:style-name="T8">OLUMN</text:span><text:span text:style-name="T9">A SEVERA</text:span><text:span text:style-name="T8"><text:line-break/>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zi" svg:font-family="Amizi" style:font-family-generic="moder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xa Extra Light" svg:font-family="'Nexa Extra Light'" style:font-pitch="variable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.75in" svg:height="0.5in" text:anchor-type="as-char" svg:y="0in" fo:margin-left="0in" fo:margin-right="0.3134in" fo:margin-top="0in" fo:margin-bottom="0in" style:protect="size position" style:vertical-pos="top" style:vertical-rel="baseline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5in" fo:page-height="10.5161in" style:num-format="" style:print-orientation="portrait" fo:margin-top="0.5in" fo:margin-bottom="0.0075in" fo:margin-left="0.2811in" fo:margin-right="0.0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 </meta:initial-creator>
    <meta:creation-date>2024-05-16T13:03:59.70</meta:creation-date>
    <dc:date>2024-10-21T01:30:46.982879332</dc:date>
    <meta:editing-duration>P4DT2H21M45S</meta:editing-duration>
    <meta:editing-cycles>46</meta:editing-cycles>
    <meta:generator>LibreOffice/24.2.6.2$Linux_X86_64 LibreOffice_project/8e9a753d9daaea75c34b417ba1bdf556bf2fc5b3</meta:generator>
    <meta:printed-by>D </meta:printed-by>
    <meta:print-date>2024-05-30T13:11:25.91</meta:print-date>
    <meta:document-statistic meta:table-count="0" meta:image-count="6" meta:object-count="0" meta:page-count="1" meta:paragraph-count="123" meta:word-count="436" meta:character-count="3151" meta:non-whitespace-character-count="2685"/>
  </office:meta>
</office:document-meta>
</file>